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5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6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9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1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ru" fo:country="RU" style:font-size-asian="9pt" style:font-name-complex="Arial" style:font-size-complex="9pt"/>
    </style:style>
    <style:style style:name="T72" style:family="text">
      <style:text-properties style:font-name="sans-serif" fo:font-size="6pt" fo:language="en" fo:country="US" style:font-size-asian="6pt" style:font-name-complex="Arial" style:font-size-complex="6pt"/>
    </style:style>
    <style:style style:name="T73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4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7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8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69">Measurement range for: </text:span><text:span text:style-name="T68"><text:line-break/></text:span><text:span text:style-name="T70"><text:tab/>-</text:span><text:span text:style-name="Знак_20_примечания"><text:span text:style-name="T73"> <text:s/></text:span></text:span><text:span text:style-name="T70">i</text:span><text:span text:style-name="T71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1"><text:line-break/><text:tab/>-</text:span><text:span text:style-name="Знак_20_примечания"><text:span text:style-name="T73"> <text:s/></text:span></text:span><text:span text:style-name="T70">i</text:span><text:span text:style-name="T71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2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0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3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4">)%<text:line-break/></text:span><text:span text:style-name="T53"><text:tab/>- <text:s/>dose coefficient of variation (</text:span><text:span text:style-name="T55">H2265</text:span><text:span text:style-name="T53">11</text:span><text:span text:style-name="T55">H</text:span><text:span text:style-name="T42">0</text:span><text:span text:style-name="T53">)<text:tab/><text:tab/><text:tab/></text:span><text:span text:style-name="T56">±</text:span><text:span text:style-name="T61">5</text:span><text:span text:style-name="T54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3">10 µ</text:span><text:span text:style-name="T55">Sv/h</text:span><text:span text:style-name="T53">)<text:tab/></text:span><text:span text:style-name="T16"><text:tab/></text:span><text:span text:style-name="T19">±20</text:span><text:span text:style-name="T54">%<text:line-break/></text:span><text:span text:style-name="T53"><text:tab/>- <text:s/>dose rate coefficient of variation (10µ</text:span><text:span text:style-name="T55">Sv/h</text:span><text:span text:style-name="T53">⩽</text:span><text:span text:style-name="T55">Ḣ</text:span><text:span text:style-name="T53">&lt;60µ</text:span><text:span text:style-name="T55">Sv/h</text:span><text:span text:style-name="T53">)<text:tab/></text:span><text:span text:style-name="T57">±(21-</text:span><text:span text:style-name="T59">Ḣ</text:span><text:span text:style-name="T57">/10µ</text:span><text:span text:style-name="T59">Sv/h</text:span><text:span text:style-name="T57">)</text:span><text:span text:style-name="T54">%</text:span><text:span text:style-name="T53"><text:line-break/><text:tab/>- <text:s/>dose rate coefficient of variation (</text:span><text:span text:style-name="T60">Ḣ</text:span><text:span text:style-name="T58">⩾60µ</text:span><text:span text:style-name="T60">Sv/h</text:span><text:span text:style-name="T53">)<text:tab/><text:tab/></text:span><text:span text:style-name="T57">±15</text:span><text:span text:style-name="T54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5"><text:tab/>-</text:span><text:span text:style-name="Знак_20_примечания"><text:span text:style-name="T74"> <text:s/>a</text:span></text:span><text:span text:style-name="T75">ir temperature<text:tab/><text:tab/><text:tab/><text:tab/><text:tab/><text:tab/>+$temp °C<text:line-break/><text:tab/>- </text:span><text:span text:style-name="Знак_20_примечания"><text:span text:style-name="T74"><text:s/>r</text:span></text:span><text:span text:style-name="T75">elative humidity<text:tab/><text:tab/><text:tab/><text:tab/><text:tab/>$vlag %<text:line-break/><text:tab/>-</text:span><text:span text:style-name="Знак_20_примечания"><text:span text:style-name="T74"> <text:s/>g</text:span></text:span><text:span text:style-name="T75">amma radiation background<text:tab/><text:tab/><text:tab/><text:tab/>$bground <text:s/></text:span><text:span text:style-name="T78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7">-</text:span></text:span><text:span text:style-name="Знак_20_примечания"><text:span text:style-name="T76"> $eng_facility_110$;<text:line-break/><text:tab/>- $eng_facility_130$;</text:span></text:span><text:span text:style-name="Знак_20_примечания"><text:span text:style-name="T62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66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9">p</text:span><text:span text:style-name="T37">i</text:span><text:span text:style-name="T46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28">Ḣ</text:span><text:span text:style-name="T37">pi</text:span><text:span text:style-name="T46">(10)</text:span></text:p>
          </table:table-cell>
          <table:table-cell table:style-name="t1.B2" office:value-type="string">
            <text:p text:style-name="P31"><text:span text:style-name="T26">Average value</text:span>, </text:p>
            <text:p text:style-name="P32"><text:span text:style-name="T48">Ḣ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33">—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2">±</text:span><text:span text:style-name="T51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2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2">15.0</text:span>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2">15.4</text:span>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2">±</text:span><text:span text:style-name="T51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0">±<text:span text:style-name="T32">17.0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66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3">Ḣ</text:span><text:span text:style-name="T39">oi</text:span><text:span text:style-name="T50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7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30">(10)</text:span><text:span text:style-name="T38">meas</text:span><text:span text:style-name="T39">.</text:span><text:span text:style-name="T49">-</text:span><text:span text:style-name="T28">H</text:span><text:span text:style-name="T37">pi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20">±<text:span text:style-name="T32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20">±<text:span text:style-name="T32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1:55.50</dc:date>
    <meta:editing-duration>P3DT16H4M55S</meta:editing-duration>
    <meta:editing-cycles>459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72"/>
  </office:meta>
</office:document-meta>
</file>